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b4796" officeooo:paragraph-rsid="001b4796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" style:text-underline-style="solid" style:text-underline-width="auto" style:text-underline-color="font-color" officeooo:rsid="001b4796" officeooo:paragraph-rsid="001b4796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" style:text-underline-style="solid" style:text-underline-width="auto" style:text-underline-color="font-color" officeooo:rsid="001c4de3" officeooo:paragraph-rsid="001c4de3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style:text-underline-style="solid" style:text-underline-width="auto" style:text-underline-color="font-color" fo:font-weight="normal" officeooo:rsid="0021d536" officeooo:paragraph-rsid="0021d53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" style:text-underline-style="solid" style:text-underline-width="auto" style:text-underline-color="font-color" fo:font-weight="normal" officeooo:rsid="00223a6f" officeooo:paragraph-rsid="00223a6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b4796" officeooo:paragraph-rsid="001b4796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fo:font-weight="bold" officeooo:rsid="001b4796" officeooo:paragraph-rsid="001b479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fo:font-weight="bold" officeooo:rsid="001d9f10" officeooo:paragraph-rsid="001d9f1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fo:font-weight="bold" officeooo:rsid="0021d536" officeooo:paragraph-rsid="0021d53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fo:font-weight="bold" officeooo:rsid="00239150" officeooo:paragraph-rsid="0023915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b71f7" officeooo:paragraph-rsid="001b71f7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c965f" officeooo:paragraph-rsid="001c965f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c965f" officeooo:paragraph-rsid="00202871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202871" officeooo:paragraph-rsid="00202871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20905b" officeooo:paragraph-rsid="0020905b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213de7" officeooo:paragraph-rsid="00213de7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fo:font-weight="normal" officeooo:rsid="00223a6f" officeooo:paragraph-rsid="00223a6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fo:font-weight="normal" officeooo:rsid="00239150" officeooo:paragraph-rsid="0023915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fo:font-weight="normal" officeooo:rsid="00239150" officeooo:paragraph-rsid="0023915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fo:font-weight="normal" officeooo:rsid="0025d373" officeooo:paragraph-rsid="0025d373" style:font-weight-asian="normal" style:font-weight-complex="normal"/>
    </style:style>
    <style:style style:name="T1" style:family="text">
      <style:text-properties officeooo:rsid="001f0613"/>
    </style:style>
    <style:style style:name="T2" style:family="text">
      <style:text-properties officeooo:rsid="00202871"/>
    </style:style>
    <style:style style:name="T3" style:family="text">
      <style:text-properties officeooo:rsid="0020905b"/>
    </style:style>
    <style:style style:name="T4" style:family="text">
      <style:text-properties officeooo:rsid="00213de7"/>
    </style:style>
    <style:style style:name="T5" style:family="text">
      <style:text-properties officeooo:rsid="0025d3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oit </text:p>
      <text:p text:style-name="P1">TD1</text:p>
      <text:p text:style-name="P1"/>
      <text:p text:style-name="P1"/>
      <text:p text:style-name="P8">Thème 1 : Introduction au Droit</text:p>
      <text:p text:style-name="P8"/>
      <text:p text:style-name="P2">1ʳᵉ partie :</text:p>
      <text:p text:style-name="P2"/>
      <text:p text:style-name="P7">Article 311-1 du code pénal</text:p>
      <text:p text:style-name="P7">« Le vol est la soustraction frauduleuse de la chose d'autrui »</text:p>
      <text:p text:style-name="P7">Article 311-3 du code pénal</text:p>
      <text:p text:style-name="P7">« Le vol est puni de trois ans d'emprisonnement et de 45 000 euros d'amende »</text:p>
      <text:p text:style-name="P6"/>
      <text:p text:style-name="P11">L’article 311-1 vise à protéger les droits des individus, mais aussi les biens, cela vise le droit privé</text:p>
      <text:p text:style-name="P11"/>
      <text:p text:style-name="P11">L’article 311-3 ne s’intéresse pas à la victime mais à l’atteinte de l’ordre public, cela vise le droit public</text:p>
      <text:p text:style-name="P11"/>
      <text:p text:style-name="P3">2ᵉ partie :</text:p>
      <text:p text:style-name="P3"/>
      <text:p text:style-name="P12">1) <text:span text:style-name="T1">Vrai</text:span></text:p>
      <text:p text:style-name="P12">2) Faux</text:p>
      <text:p text:style-name="P12">3) Vrai</text:p>
      <text:p text:style-name="P12">4) Faux</text:p>
      <text:p text:style-name="P12">5) Faux</text:p>
      <text:p text:style-name="P12">6) Vrai</text:p>
      <text:p text:style-name="P12">7) Vrai</text:p>
      <text:p text:style-name="P12">8) Faux</text:p>
      <text:p text:style-name="P13">9) <text:span text:style-name="T2">Vrai</text:span></text:p>
      <text:p text:style-name="P13">10) <text:span text:style-name="T2">Faux</text:span></text:p>
      <text:p text:style-name="P14">11) Vrai</text:p>
      <text:p text:style-name="P14">12) <text:span text:style-name="T3">Faux</text:span></text:p>
      <text:p text:style-name="P15">13) <text:span text:style-name="T4">Vrai</text:span></text:p>
      <text:p text:style-name="P16">14) Faux</text:p>
      <text:p text:style-name="P16">15) Vrai</text:p>
      <text:p text:style-name="P16"/>
      <text:p text:style-name="P16"/>
      <text:p text:style-name="P9">Thème 2 : Les sources formelles du Droit</text:p>
      <text:p text:style-name="P9"/>
      <text:p text:style-name="P4">1ère partie :</text:p>
      <text:p text:style-name="P4"/>
      <text:p text:style-name="P17"><text:tab/></text:p>
      <text:p text:style-name="P5">2ème partie :</text:p>
      <text:p text:style-name="P5"/>
      <text:p text:style-name="P17">1) Faux</text:p>
      <text:p text:style-name="P17">2) Faux</text:p>
      <text:p text:style-name="P17">3) Vrai</text:p>
      <text:p text:style-name="P17">4) Faux</text:p>
      <text:p text:style-name="P17">5) Faux</text:p>
      <text:p text:style-name="P17">6) Vrai</text:p>
      <text:p text:style-name="P17">7) Vrai</text:p>
      <text:p text:style-name="P17"><text:soft-page-break/>8) Vrai</text:p>
      <text:p text:style-name="P17">9) Faux</text:p>
      <text:p text:style-name="P17">10) Faux</text:p>
      <text:p text:style-name="P17"/>
      <text:p text:style-name="P10"/>
      <text:p text:style-name="P10">Thème 3 : Les sources informelles du Droit</text:p>
      <text:p text:style-name="P10"/>
      <text:p text:style-name="P18">1)C</text:p>
      <text:p text:style-name="P18">2)<text:span text:style-name="T5">B</text:span>C</text:p>
      <text:p text:style-name="P18">3)A</text:p>
      <text:p text:style-name="P18">4)<text:span text:style-name="T5">B</text:span></text:p>
      <text:p text:style-name="P20">5)C</text:p>
      <text:p text:style-name="P20">6)BC</text:p>
      <text:p text:style-name="P20">7)B</text:p>
      <text:p text:style-name="P20">8)B</text:p>
      <text:p text:style-name="P20">9)B</text:p>
      <text:p text:style-name="P20">10)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6:36:54.168073690</meta:creation-date>
    <dc:date>2023-04-06T14:35:05.827958425</dc:date>
    <meta:editing-duration>PT49M38S</meta:editing-duration>
    <meta:editing-cycles>15</meta:editing-cycles>
    <meta:generator>LibreOffice/7.4.6.2$Linux_X86_64 LibreOffice_project/40$Build-2</meta:generator>
    <meta:document-statistic meta:table-count="0" meta:image-count="0" meta:object-count="0" meta:page-count="2" meta:paragraph-count="51" meta:word-count="171" meta:character-count="795" meta:non-whitespace-character-count="672"/>
  </office:meta>
</office:document-meta>
</file>